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4" style:family="paragraph" style:parent-style-name="Preformatted_20_Text">
      <style:paragraph-properties fo:padding="0in" fo:border="non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Heading_20_1">
      <style:paragraph-properties fo:break-before="page"/>
      <style:text-properties officeooo:paragraph-rsid="0012cc39"/>
    </style:style>
    <style:style style:name="P8" style:family="paragraph" style:parent-style-name="Heading_20_1">
      <style:paragraph-properties fo:break-before="page"/>
      <style:text-properties officeooo:paragraph-rsid="0014ed23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2cc39"/>
    </style:style>
    <style:style style:name="P1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57. Find the Prefix Common Array of Two Arrays</text:h>
      <text:p text:style-name="P2"><text:span text:style-name="T1">You are given two </text:span><text:span text:style-name="Strong_20_Emphasis"><text:span text:style-name="T1">0-indexed </text:span></text:span><text:span text:style-name="T1">integer</text:span><text:span text:style-name="Strong_20_Emphasis"><text:span text:style-name="T1"> </text:span></text:span><text:span text:style-name="T1">permutations </text:span><text:span text:style-name="Source_20_Text"><text:span text:style-name="T2">A</text:span></text:span><text:span text:style-name="T1"> and </text:span><text:span text:style-name="Source_20_Text"><text:span text:style-name="T2">B</text:span></text:span><text:span text:style-name="T1"> of length </text:span><text:span text:style-name="Source_20_Text"><text:span text:style-name="T2">n</text:span></text:span><text:span text:style-name="T1">.</text:span></text:p>
      <text:p text:style-name="P2"><text:span text:style-name="T1">A </text:span><text:span text:style-name="Strong_20_Emphasis"><text:span text:style-name="T1">prefix common array</text:span></text:span><text:span text:style-name="T1"> of </text:span><text:span text:style-name="Source_20_Text"><text:span text:style-name="T2">A</text:span></text:span><text:span text:style-name="T1"> and </text:span><text:span text:style-name="Source_20_Text"><text:span text:style-name="T2">B</text:span></text:span><text:span text:style-name="T1"> is an array </text:span><text:span text:style-name="Source_20_Text"><text:span text:style-name="T2">C</text:span></text:span><text:span text:style-name="T1"> such that </text:span><text:span text:style-name="Source_20_Text"><text:span text:style-name="T2">C[i]</text:span></text:span><text:span text:style-name="T1"> is equal to the count of numbers that are present at or before the index </text:span><text:span text:style-name="Source_20_Text"><text:span text:style-name="T2">i</text:span></text:span><text:span text:style-name="T1"> in both </text:span><text:span text:style-name="Source_20_Text"><text:span text:style-name="T2">A</text:span></text:span><text:span text:style-name="T1"> and </text:span><text:span text:style-name="Source_20_Text"><text:span text:style-name="T2">B</text:span></text:span><text:span text:style-name="T1">.</text:span></text:p>
      <text:p text:style-name="P2"><text:span text:style-name="T1">Return </text:span><text:span text:style-name="Emphasis"><text:span text:style-name="T1">the </text:span></text:span><text:span text:style-name="Emphasis"><text:span text:style-name="Strong_20_Emphasis"><text:span text:style-name="T1">prefix common array</text:span></text:span></text:span><text:span text:style-name="Emphasis"><text:span text:style-name="T1"> of </text:span></text:span><text:span text:style-name="Source_20_Text"><text:span text:style-name="T2">A</text:span></text:span><text:span text:style-name="Emphasis"><text:span text:style-name="T1"> and </text:span></text:span><text:span text:style-name="Source_20_Text"><text:span text:style-name="T2">B</text:span></text:span><text:span text:style-name="T1">.</text:span></text:p>
      <text:p text:style-name="P2"><text:span text:style-name="T1">A sequence of </text:span><text:span text:style-name="Source_20_Text"><text:span text:style-name="T2">n</text:span></text:span><text:span text:style-name="T1"> integers is called a </text:span><text:span text:style-name="Strong_20_Emphasis"><text:span text:style-name="T1">permutation</text:span></text:span><text:span text:style-name="T1"> if it contains all integers from </text:span><text:span text:style-name="Source_20_Text"><text:span text:style-name="T2">1</text:span></text:span><text:span text:style-name="T1"> to </text:span><text:span text:style-name="Source_20_Text"><text:span text:style-name="T2">n</text:span></text:span><text:span text:style-name="T1"> exactly once.</text:span>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 A = [1,3,2,4], B = [3,1,2,4]</text:span></text:p>
      <text:p text:style-name="P1"><text:span text:style-name="Strong_20_Emphasis"><text:span text:style-name="T1">Output:</text:span></text:span><text:span text:style-name="T1"> [0,2,3,4]</text:span></text:p>
      <text:p text:style-name="P1"><text:span text:style-name="Strong_20_Emphasis"><text:span text:style-name="T1">Explanation:</text:span></text:span><text:span text:style-name="T1"> At i = 0: no number is common, so C[0] = 0.</text:span></text:p>
      <text:p text:style-name="P4">At i = 1: 1 and 3 are common in A and B, so C[1] = 2.</text:p>
      <text:p text:style-name="P4">At i = 2: 1, 2, and 3 are common in A and B, so C[2] = 3.</text:p>
      <text:p text:style-name="P3">At i = 3: 1, 2, 3, and 4 are common in A and B, so C[3] = 4.</text:p>
      <text:p text:style-name="P2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 A = [2,3,1], B = [3,1,2]</text:span></text:p>
      <text:p text:style-name="P1"><text:span text:style-name="Strong_20_Emphasis"><text:span text:style-name="T1">Output:</text:span></text:span><text:span text:style-name="T1"> [0,1,3]</text:span></text:p>
      <text:p text:style-name="P1"><text:span text:style-name="Strong_20_Emphasis"><text:span text:style-name="T1">Explanation:</text:span></text:span><text:span text:style-name="T1"> At i = 0: no number is common, so C[0] = 0.</text:span></text:p>
      <text:p text:style-name="P4">At i = 1: only 3 is common in A and B, so C[1] = 1.</text:p>
      <text:p text:style-name="P3">At i = 2: 1, 2, and 3 are common in A and B, so C[2] = 3.</text:p>
      <text:p text:style-name="P5"> </text:p>
      <text:p text:style-name="P2"><text:span text:style-name="Strong_20_Emphasis"><text:span text:style-name="T1">Constraints:</text:span></text:span></text:p>
      <text:list text:style-name="L1">
        <text:list-item>
          <text:p text:style-name="P9"><text:span text:style-name="Source_20_Text"><text:span text:style-name="T2">1 &lt;= A.length == B.length == n &lt;= 50</text:span></text:span></text:p>
        </text:list-item>
        <text:list-item>
          <text:p text:style-name="P11"><text:span text:style-name="Source_20_Text"><text:span text:style-name="T2">1 &lt;= A[i], B[i] &lt;= n</text:span></text:span></text:p>
        </text:list-item>
        <text:list-item>
          <text:p text:style-name="P10"><text:span text:style-name="Source_20_Text"><text:span text:style-name="T2">It is guaranteed that A and B are both a permutation of n integers.</text:span></text:span></text:p>
        </text:list-item>
      </text:list>
      <text:p text:style-name="Text_20_body"><text:line-break/></text:p>
      <text:h text:style-name="P8" text:outline-level="1">2657. Find the Prefix Common Array of Two Arrays</text:h>
      <text:h text:style-name="Heading_20_3" text:outline-level="3"><text:bookmark text:name="overview"/>Overview</text:h>
      <text:p text:style-name="P2">We are given two arrays, <text:span text:style-name="Source_20_Text"><text:span text:style-name="T1">A</text:span></text:span> and <text:span text:style-name="Source_20_Text"><text:span text:style-name="T1">B</text:span></text:span>, each containing a shuffled list of numbers from <text:span text:style-name="Source_20_Text"><text:span text:style-name="T1">1</text:span></text:span> to <text:span text:style-name="Source_20_Text"><text:span text:style-name="T1">n</text:span></text:span>. Our task is to construct a new array <text:span text:style-name="Source_20_Text"><text:span text:style-name="T1">C</text:span></text:span>, where each element <text:span text:style-name="Source_20_Text"><text:span text:style-name="T1">C[i]</text:span></text:span> represents the count of numbers from <text:span text:style-name="Source_20_Text"><text:span text:style-name="T1">1</text:span></text:span> to <text:span text:style-name="Source_20_Text"><text:span text:style-name="T1">i + 1</text:span></text:span> that are present in both <text:span text:style-name="Source_20_Text"><text:span text:style-name="T1">A</text:span></text:span> and <text:span text:style-name="Source_20_Text"><text:span text:style-name="T1">B</text:span></text:span> up to that index.</text:p>
      <text:p text:style-name="P2">For example, consider <text:span text:style-name="Source_20_Text"><text:span text:style-name="T1">A = [1, 3, 2, 4]</text:span></text:span> and <text:span text:style-name="Source_20_Text"><text:span text:style-name="T1">B = [3, 1, 2, 4]</text:span></text:span>:</text:p>
      <text:list text:style-name="L2">
        <text:list-item>
          <text:p text:style-name="P13">At <text:span text:style-name="Source_20_Text"><text:span text:style-name="T1">i = 0</text:span></text:span> (first element): No numbers are common between <text:span text:style-name="Source_20_Text"><text:span text:style-name="T1">A</text:span></text:span> and <text:span text:style-name="Source_20_Text"><text:span text:style-name="T1">B</text:span></text:span> yet, so <text:span text:style-name="Source_20_Text"><text:span text:style-name="T1">C[0] = 0</text:span></text:span>.</text:p>
        </text:list-item>
        <text:list-item>
          <text:p text:style-name="P13">At <text:span text:style-name="Source_20_Text"><text:span text:style-name="T1">i = 1</text:span></text:span>: The numbers <text:span text:style-name="Source_20_Text"><text:span text:style-name="T1">1</text:span></text:span> and <text:span text:style-name="Source_20_Text"><text:span text:style-name="T1">3</text:span></text:span> are common in both arrays, so <text:span text:style-name="Source_20_Text"><text:span text:style-name="T1">C[1] = 2</text:span></text:span>.</text:p>
        </text:list-item>
        <text:list-item>
          <text:p text:style-name="P13">At <text:span text:style-name="Source_20_Text"><text:span text:style-name="T1">i = 2</text:span></text:span>: The numbers <text:span text:style-name="Source_20_Text"><text:span text:style-name="T1">1</text:span></text:span>, <text:span text:style-name="Source_20_Text"><text:span text:style-name="T1">2</text:span></text:span>, and <text:span text:style-name="Source_20_Text"><text:span text:style-name="T1">3</text:span></text:span> are common, so <text:span text:style-name="Source_20_Text"><text:span text:style-name="T1">C[2] = 3</text:span></text:span>.</text:p>
        </text:list-item>
        <text:list-item>
          <text:p text:style-name="P14">At <text:span text:style-name="Source_20_Text"><text:span text:style-name="T1">i = 3</text:span></text:span>: All four numbers, <text:span text:style-name="Source_20_Text"><text:span text:style-name="T1">1</text:span></text:span>, <text:span text:style-name="Source_20_Text"><text:span text:style-name="T1">2</text:span></text:span>, <text:span text:style-name="Source_20_Text"><text:span text:style-name="T1">3</text:span></text:span>, and <text:span text:style-name="Source_20_Text"><text:span text:style-name="T1">4</text:span></text:span>, are common in both arrays, so <text:span text:style-name="Source_20_Text"><text:span text:style-name="T1">C[3] = 4</text:span></text:span>.</text:p>
        </text:list-item>
      </text:list>
      <text:p text:style-name="P2">Thus, the resulting array is <text:span text:style-name="Source_20_Text"><text:span text:style-name="T1">C = [0, 2, 3, 4]</text:span></text:span>.</text:p>
      <text:p text:style-name="Standard"/>
      <text:h text:style-name="P7" text:outline-level="1">2657. Find the Prefix Common Array of Two Arrays</text:h>
      <text:p text:style-name="P6">/*</text:p>
      <text:p text:style-name="P6"><text:s text:c="4"/><text:span text:style-name="T3">Counting: track encountered elements so far</text:span></text:p>
      <text:p text:style-name="P6"><text:s text:c="4"/>Time compelxity: O(n)</text:p>
      <text:p text:style-name="P6"><text:s text:c="4"/>Space complexity: O(n)</text:p>
      <text:p text:style-name="P6">*/</text:p>
      <text:p text:style-name="P6">class Solution {</text:p>
      <text:p text:style-name="P6"><text:s text:c="4"/>public:</text:p>
      <text:p text:style-name="P6"><text:s text:c="8"/>std::vector&lt;int&gt; findThePrefixCommonArray(std::vector&lt;int&gt;&amp; A, std::vector&lt;int&gt;&amp; B){</text:p>
      <text:p text:style-name="P6"><text:s text:c="12"/>int n=A.size();</text:p>
      <text:p text:style-name="P6"><text:s text:c="12"/>std::vector&lt;int&gt; seen(n+1,0);</text:p>
      <text:p text:style-name="P6"><text:s text:c="12"/>std::vector&lt;int&gt; ans(n);</text:p>
      <text:p text:style-name="P6"><text:s text:c="12"/>ans[0]=int(A[0]==B[0]);</text:p>
      <text:p text:style-name="P6"><text:s text:c="12"/>seen[A[0]]=seen[B[0]]=1;</text:p>
      <text:p text:style-name="P6"><text:s text:c="12"/>for(int i=1;i&lt;n;++i){ <text:s text:c="15"/></text:p>
      <text:p text:style-name="P6"><text:s text:c="16"/>ans[i]=ans[i-1]+seen[A[i]]+seen[B[i]]+(A[i]==B[i]);</text:p>
      <text:p text:style-name="P6"><text:s text:c="16"/>seen[A[i]]=1;</text:p>
      <text:p text:style-name="P6"><text:s text:c="16"/>seen[B[i]]=1;</text:p>
      <text:p text:style-name="P6"><text:s text:c="12"/>}</text:p>
      <text:p text:style-name="P6"><text:s text:c="12"/>return ans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7:34:38.052603604</meta:creation-date>
    <dc:date>2025-01-14T23:14:10.982993275</dc:date>
    <meta:editing-duration>PT4H5M4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3" meta:paragraph-count="56" meta:word-count="477" meta:character-count="2440" meta:non-whitespace-character-count="1829"/>
  </office:meta>
</office:document-meta>
</file>